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lle est l’utilité des variables Python ?</text:h>
      <text:p text:style-name="Text_20_body">Les variables sont des éléments de base présents dans la quasi-totalité des langages de programmation car elles vont s’avérer indispensables dans de très nombreuses situations. </text:p>
      <text:p text:style-name="Text_20_body">Il est difficile à ce niveau du cours d’illustrer concrètement la puissance des variables. Le grand intérêt des variables va résider dans le fait qu’on va disposer d’un nom fixe (un “label”) qui va nous servir à manipuler des valeurs qui peuvent changer ou qu’on peut ne pas encore connaitre. </text:p>
      <text:p text:style-name="Text_20_body">Imaginons par exemple qu’on crée un programme qui va effectuer des calculs à partir d’une valeur qui va lui être envoyée uniquement lorsque ce programme sera exécuté. Lors de la création du programme, on ne connait pas cette valeur et cette valeur va pouvoir être différente entre différentes exécutions du programme. </text:p>
      <text:p text:style-name="Text_20_body">On va pouvoir indiquer que cette valeur (inconnue pour le moment) devra être stockée dans telle variable au début du programme et ensuite définir les différentes opérations qui devront être effectuées sur cette valeur en utilisant le nom de la variable (qui sera remplacée par sa valeur effective lorsque le programme s’exécutera).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16:03:18.527862750</meta:creation-date>
    <dc:date>2021-03-14T16:03:56.723016286</dc:date>
    <meta:editing-duration>PT38S</meta:editing-duration>
    <meta:editing-cycles>1</meta:editing-cycles>
    <meta:document-statistic meta:table-count="0" meta:image-count="0" meta:object-count="0" meta:page-count="1" meta:paragraph-count="5" meta:word-count="185" meta:character-count="1163" meta:non-whitespace-character-count="979"/>
    <meta:generator>LibreOffice/6.4.6.2$Linux_X86_64 LibreOffice_project/40$Build-2</meta:generator>
  </office:meta>
</office:document-meta>
</file>